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5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5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4076" calcext:value-type="float">
            <text:p>37.18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8168" calcext:value-type="float">
            <text:p>37.1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6204" calcext:value-type="float">
            <text:p>37.44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0796" calcext:value-type="float">
            <text:p>37.61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5492" calcext:value-type="float">
            <text:p>37.84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8268" calcext:value-type="float">
            <text:p>37.95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6284" calcext:value-type="float">
            <text:p>38.08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6764" calcext:value-type="float">
            <text:p>38.1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253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8" meta:object-count="0"/>
    <meta:user-defined meta:name="AppVersion">3.0</meta:user-defined>
  </office:meta>
</office:document-meta>
</file>